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3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Liberation Serif" fo:font-size="12pt" fo:font-weight="normal" officeooo:rsid="000fbe7b" officeooo:paragraph-rsid="000fbe7b" fo:background-color="transparent" style:font-name-asian="Liberation Serif" style:font-name-complex="Liberation Serif"/>
    </style:style>
    <style:style style:name="P4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officeooo:rsid="000fbe7b" officeooo:paragraph-rsid="000fbe7b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fbe7b" officeooo:paragraph-rsid="000fbe7b" fo:background-color="transparent" style:font-name-asian="Liberation Serif" style:font-name-complex="Liberation Serif"/>
    </style:style>
    <style:style style:name="P6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Liberation Serif" fo:font-size="12pt" fo:font-weight="normal" officeooo:rsid="000fbe7b" officeooo:paragraph-rsid="000fbe7b" fo:background-color="transparent" style:font-name-asian="Liberation Serif" style:font-name-complex="Liberation Serif"/>
    </style:style>
    <style:style style:name="T1" style:family="text">
      <style:text-properties officeooo:rsid="000fbe7b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Coding-Team <text:span text:style-name="T1">15.10</text:span>.2018<text:line-break/>--------------------------------<text:line-break/></text:p>
      <text:p text:style-name="P1"><text:span text:style-name="T1">Fertiggestellt</text:span>:</text:p>
      <text:list xml:id="list2872028943" text:style-name="L1">
        <text:list-item>
          <text:p text:style-name="P4">Erstellen der Klassen:</text:p>
          <text:list>
            <text:list-item>
              <text:p text:style-name="P4">Kick.cs</text:p>
            </text:list-item>
            <text:list-item>
              <text:p text:style-name="P4">Belagerung.cs</text:p>
            </text:list-item>
            <text:list-item>
              <text:p text:style-name="P4">Distanz.cs</text:p>
            </text:list-item>
          </text:list>
        </text:list-item>
      </text:list>
      <text:p text:style-name="P1">Fehlerbehebung: </text:p>
      <text:list xml:id="list1846495931" text:style-name="L2">
        <text:list-item>
          <text:p text:style-name="P3">Behebung der Zuganzeigefehler</text:p>
        </text:list-item>
      </text:list>
      <text:p text:style-name="P5">Ausstehend:</text:p>
      <text:list xml:id="list1770542208" text:style-name="L3">
        <text:list-item>
          <text:p text:style-name="P6">Programmieren der Zugmöglichkeiten:</text:p>
          <text:list>
            <text:list-item>
              <text:p text:style-name="P6">Belagerung</text:p>
            </text:list-item>
            <text:list-item>
              <text:p text:style-name="P6">Distanz</text:p>
            </text:list-item>
          </text:list>
        </text:list-item>
      </text:list>
      <text:p text:style-name="P1"><text:line-break/>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5T16:48:23.645000000</dc:date>
    <meta:editing-duration>PT3M18S</meta:editing-duration>
    <meta:editing-cycles>1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13" meta:word-count="29" meta:character-count="257" meta:non-whitespace-character-count="241"/>
  </office:meta>
</office:document-meta>
</file>